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1553cc" officeooo:paragraph-rsid="001b49f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officeooo:paragraph-rsid="0022d269"/>
    </style:style>
    <style:style style:name="P12" style:family="paragraph" style:parent-style-name="Standard">
      <style:paragraph-properties fo:text-align="justify" style:justify-single-word="false"/>
      <style:text-properties officeooo:paragraph-rsid="003f6ef7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3771d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size="16pt" fo:language="en" fo:country="US" fo:font-style="normal" fo:font-weight="bold" officeooo:rsid="00209db3" officeooo:paragraph-rsid="0022714c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32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2572f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70952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80682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40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officeooo:rsid="00209db3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280682" style:font-weight-asian="normal" style:font-weight-complex="normal"/>
    </style:style>
    <style:style style:name="T8" style:family="text">
      <style:text-properties fo:language="en" fo:country="US" fo:font-weight="normal" officeooo:rsid="002be307" style:font-weight-asian="normal" style:font-weight-complex="normal"/>
    </style:style>
    <style:style style:name="T9" style:family="text">
      <style:text-properties fo:language="en" fo:country="US" fo:font-weight="normal" officeooo:rsid="008af2dc" style:font-weight-asian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officeooo:rsid="002fc76e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e1af3" style:font-weight-asian="bold" style:font-weight-complex="bold"/>
    </style:style>
    <style:style style:name="T15" style:family="text">
      <style:text-properties fo:language="en" fo:country="US" officeooo:rsid="00280682"/>
    </style:style>
    <style:style style:name="T16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style:font-weight-asian="normal" style:font-size-complex="14pt" style:font-weight-complex="normal"/>
    </style:style>
    <style:style style:name="T19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73001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1b49f3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officeooo:rsid="0019cef7" style:font-size-asian="12.25pt" style:font-style-asian="normal" style:font-size-complex="14pt" style:font-style-complex="normal"/>
    </style:style>
    <style:style style:name="T38" style:family="text">
      <style:text-properties fo:font-size="14pt" fo:language="en" fo:country="US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language="en" fo:country="US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language="en" fo:country="US" fo:font-style="normal" officeooo:rsid="0019cef7" style:font-size-asian="12.25pt" style:font-style-asian="normal" style:font-size-complex="14pt" style:font-style-complex="normal"/>
    </style:style>
    <style:style style:name="T44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45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46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48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49" style:family="text">
      <style:text-properties fo:font-size="14pt" style:font-size-complex="14pt"/>
    </style:style>
    <style:style style:name="T50" style:family="text">
      <style:text-properties fo:font-size="14pt" style:font-size-asian="12.25pt" style:font-size-complex="14pt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0a8b63" style:font-style-asian="normal" style:font-style-complex="normal"/>
    </style:style>
    <style:style style:name="T55" style:family="text">
      <style:text-properties fo:font-style="normal" officeooo:rsid="0043cd17" style:font-style-asian="normal" style:font-style-complex="normal"/>
    </style:style>
    <style:style style:name="T56" style:family="text">
      <style:text-properties fo:color="#333333" loext:opacity="100%" style:font-name="Times New Roman"/>
    </style:style>
    <style:style style:name="T57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color="#333333" loext:opacity="100%" style:font-name="Times New Roman" fo:font-size="14pt" fo:language="bg" fo:country="BG" fo:font-style="normal" fo:font-weight="normal" officeooo:rsid="0040495f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333333" loext:opacity="100%" style:font-name="Times New Roman" fo:font-size="14pt" fo:language="bg" fo:country="BG" fo:font-style="normal" fo:font-weight="normal" officeooo:rsid="007635f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65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66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67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68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69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70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71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72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73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77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79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81" style:family="text">
      <style:text-properties fo:color="#333333" loext:opacity="100%" style:font-name="Times New Roman" fo:font-size="14pt" style:font-size-asian="14pt" style:font-size-complex="14pt"/>
    </style:style>
    <style:style style:name="T82" style:family="text">
      <style:text-properties fo:color="#333333" loext:opacity="100%" style:font-name="Times New Roman" fo:font-size="14pt" style:font-size-complex="14pt"/>
    </style:style>
    <style:style style:name="T83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84" style:family="text">
      <style:text-properties fo:color="#333333" loext:opacity="100%" style:font-name="Times New Roman" fo:language="bg" fo:country="BG"/>
    </style:style>
    <style:style style:name="T85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86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88" style:family="text">
      <style:text-properties fo:language="bg" fo:country="BG"/>
    </style:style>
    <style:style style:name="T89" style:family="text">
      <style:text-properties fo:language="bg" fo:country="BG" officeooo:rsid="002572fb"/>
    </style:style>
    <style:style style:name="T90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91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92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93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94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95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96" style:family="text">
      <style:text-properties fo:language="bg" fo:country="BG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277616" style:font-weight-asian="normal" style:font-weight-complex="normal"/>
    </style:style>
    <style:style style:name="T99" style:family="text">
      <style:text-properties fo:font-weight="normal" officeooo:rsid="002791df" style:font-weight-asian="normal" style:font-weight-complex="normal"/>
    </style:style>
    <style:style style:name="T100" style:family="text">
      <style:text-properties fo:font-weight="normal" officeooo:rsid="00280682" style:font-weight-asian="normal" style:font-weight-complex="normal"/>
    </style:style>
    <style:style style:name="T101" style:family="text">
      <style:text-properties fo:font-weight="normal" officeooo:rsid="002be307" style:font-weight-asian="normal" style:font-weight-complex="normal"/>
    </style:style>
    <style:style style:name="T102" style:family="text">
      <style:text-properties fo:font-weight="normal" officeooo:rsid="0074b729" style:font-weight-asian="normal" style:font-weight-complex="normal"/>
    </style:style>
    <style:style style:name="T103" style:family="text">
      <style:text-properties fo:font-weight="normal" officeooo:rsid="007d72d9" style:font-weight-asian="normal" style:font-weight-complex="normal"/>
    </style:style>
    <style:style style:name="T104" style:family="text">
      <style:text-properties fo:font-weight="normal" officeooo:rsid="007f5bfc" style:font-weight-asian="normal" style:font-weight-complex="normal"/>
    </style:style>
    <style:style style:name="T105" style:family="text">
      <style:text-properties fo:font-weight="normal" officeooo:rsid="008af2dc" style:font-weight-asian="normal" style:font-weight-complex="normal"/>
    </style:style>
    <style:style style:name="T106" style:family="text">
      <style:text-properties fo:font-weight="normal" officeooo:rsid="008b290f" style:font-weight-asian="normal" style:font-weight-complex="normal"/>
    </style:style>
    <style:style style:name="T107" style:family="text">
      <style:text-properties fo:font-size="16pt" fo:font-weight="bold" style:font-size-asian="14pt" style:font-weight-asian="bold" style:font-size-complex="16pt" style:font-weight-complex="bold"/>
    </style:style>
    <style:style style:name="T108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09" style:family="text">
      <style:text-properties fo:font-size="16pt" fo:language="en" fo:country="US" fo:font-weight="bold" style:font-size-asian="14pt" style:font-weight-asian="bold" style:font-size-complex="16pt" style:font-weight-complex="bold"/>
    </style:style>
    <style:style style:name="T110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111" style:family="text">
      <style:text-properties officeooo:rsid="002cb30b"/>
    </style:style>
    <style:style style:name="T112" style:family="text">
      <style:text-properties officeooo:rsid="002e1af3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officeooo:rsid="005a0564"/>
    </style:style>
    <style:style style:name="T115" style:family="text">
      <style:text-properties officeooo:rsid="007300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звод на типове</text:p>
      <text:p text:style-name="P9">Документация</text:p>
      <text:p text:style-name="P10">Александър Иванов</text:p>
      <text:p text:style-name="P10">3<text:span text:style-name="T1">MI0800398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1"><text:span text:style-name="T5">1. </text:span>Дизайн на решението</text:p>
      <text:p text:style-name="P2"><text:tab/><text:span text:style-name="T16">Всеки ламбда израз представлява дърво от по-малки ламбда изрази. Основата на проекта е рекурсивна функция</text:span><text:span text:style-name="T45"> </text:span><text:span text:style-name="T16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50">дълбочина</text:span><text:span text:style-name="T17">(Ляво-Дясно-Корен)</text:span><text:span text:style-name="T16">. Резултатът от обхождането на връх ще бъде наредена двойка &lt;</text:span><text:span text:style-name="T19">тип на израза</text:span><text:span text:style-name="T16">, </text:span><text:span text:style-name="T19">полагания, </text:span><text:span text:style-name="T20">брояч на създадени типове</text:span><text:span text:style-name="T16">&gt;, където </text:span><text:span text:style-name="T19">тип на израза </text:span><text:span text:style-name="T21">е </text:span><text:span text:style-name="T22">окончателен </text:span><text:span text:style-name="T21">тип на оценявания външен израз, а </text:span><text:span text:style-name="T19">полагания</text:span><text:span text:style-name="T21"> е таблица от наредени двойки &lt;</text:span><text:span text:style-name="T19">име на тип, нов тип</text:span><text:span text:style-name="T21">&gt;. Тези полагания </text:span><text:span text:style-name="T36">са нужни за полагането на променливи, дошли от</text:span><text:span text:style-name="T42"> closure.</text:span><text:span text:style-name="T46"> </text:span><text:span text:style-name="T21">Така се получава окончателния </text:span><text:span text:style-name="T29">тип </text:span><text:span text:style-name="T34">на израза(но не и на всички променливи)</text:span><text:span text:style-name="T21">. </text:span><text:span text:style-name="T22">Всяка нова променлива първо е от най-общ тип. Чрез полаганията т</text:span><text:span text:style-name="T25">ипа ѝ</text:span><text:span text:style-name="T22"> се променя </text:span><text:span text:style-name="T23">и </text:span><text:span text:style-name="T22">става все „по-конкрет</text:span><text:span text:style-name="T25">ен</text:span><text:span text:style-name="T22">“. Окончателният ѝ тип става ясен едва когато са обходени всички върхове </text:span><text:span text:style-name="T23">наследници на върха, представляващ израза абстракция, в която тази променлива е дефинирана</text:span><text:span text:style-name="T22">.</text:span></text:p>
      <text:p text:style-name="P4"><text:span text:style-name="T22"><text:tab/></text:span><text:span text:style-name="T30">Относно полаганията: има основно наблюдение, което се </text:span><text:span text:style-name="T39">изпо</text:span><text:span text:style-name="T40">л</text:span><text:span text:style-name="T39">зва</text:span><text:span text:style-name="T30"> в кода. Първ</text:span><text:span text:style-name="T32">ият</text:span><text:span text:style-name="T30"> „</text:span><text:span text:style-name="T32">аргумент“</text:span><text:span text:style-name="T30"> на </text:span><text:span text:style-name="T41">а</text:span><text:span text:style-name="T32">пликацията</text:span><text:span text:style-name="T39"> </text:span><text:span text:style-name="T30">е функция с аргумент от тип типа на втор</text:span><text:span text:style-name="T32">ия</text:span><text:span text:style-name="T30"> </text:span><text:span text:style-name="T32">„аргумент“</text:span><text:span text:style-name="T30"> и общ(непознат досега) връщан тип. Друго важно наблюдение е при полагането на функ</text:span><text:span text:style-name="T33">ц</text:span><text:span text:style-name="T30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 </text:span><text:span text:style-name="T32">Трето наблюдение е, че не може да има(но е възможно да се появят) циклични типове – </text:span><text:span text:style-name="T35">тогава връщаме грешка</text:span><text:span text:style-name="T32">.</text:span></text:p>
      <text:p text:style-name="P3"><text:span text:style-name="T24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25"> </text:span><text:span text:style-name="T27">Всяко ново име ще бъде във формата </text:span><text:span text:style-name="T37">аХ</text:span><text:span text:style-name="T27">, където </text:span><text:span text:style-name="T37">Х</text:span><text:span text:style-name="T27"> е броя на създадените досега имена </text:span><text:span text:style-name="T31">на типове</text:span><text:span text:style-name="T27">.</text:span></text:p>
      <text:p text:style-name="P5"><text:span text:style-name="T25"><text:tab/></text:span><text:span text:style-name="T21">По време на оценяването на израз трябва да бъдат пазени дефинираните досега промениливи и техните предположени типове. Това ще се </text:span><text:span text:style-name="T26">случва в таблица, </text:span><text:span text:style-name="T27">манипулирана с помощта на библиотеката </text:span><text:span text:style-name="T43">Data</text:span><text:span text:style-name="T38"> </text:span><text:span text:style-name="T28">и типа </text:span><text:span text:style-name="T43">Map</text:span><text:span text:style-name="T27">.</text:span></text:p>
      <text:p text:style-name="P2"><text:span text:style-name="T24"/></text:p>
      <text:p text:style-name="P2"><text:span text:style-name="T24"/></text:p>
      <text:p text:style-name="P13"><text:span text:style-name="T51">В хода на имплементацията се оказа, че </text:span><text:span text:style-name="T52">тази идея наподобява алгоритъма на </text:span><text:span text:style-name="T3">Hindley-Milner.</text:span><text:span text:style-name="T2"><text:line-break/>“</text:span><text:span text:style-name="T52">Наподобява“, защото авторът на тази документация </text:span><text:span text:style-name="T55">НЕ</text:span><text:span text:style-name="T52"> е </text:span><text:span text:style-name="T54">напълно</text:span><text:span text:style-name="T52"> запознат с този алгоритъм.</text:span></text:p>
      <text:p text:style-name="P13"><text:span text:style-name="T52"/></text:p>
      <text:p text:style-name="P13"><text:soft-page-break/><text:span text:style-name="T52"/></text:p>
      <text:p text:style-name="P14"><text:span text:style-name="T54">1.</text:span><text:span text:style-name="T53">1 LambdaTerm module</text:span></text:p>
      <text:p text:style-name="P15"><text:span text:style-name="T53"><text:tab/></text:span><text:span text:style-name="T47">Представя ламбда израз </text:span><text:span text:style-name="T48">като </text:span><text:span text:style-name="T47">дърво.</text:span></text:p>
      <text:list text:style-name="L1">
        <text:list-item>
          <text:p text:style-name="P29"><text:span text:style-name="T73">Variable </text:span><text:span text:style-name="T75">name – </text:span><text:span text:style-name="T57">променлива с име </text:span><text:span text:style-name="T75">name</text:span></text:p>
        </text:list-item>
        <text:list-item>
          <text:p text:style-name="P28"><text:span text:style-name="T73">Apply </text:span><text:span text:style-name="T75">LambdaTerm LambdaTerm – </text:span><text:span text:style-name="T57">операция апликация в ламбда смятането, <text:tab/>където първото поле е фунцкията, а второто – аргумента ѝ</text:span></text:p>
        </text:list-item>
        <text:list-item>
          <text:p text:style-name="P32"><text:span text:style-name="T81">Lambda </text:span><text:span text:style-name="T79">[</text:span><text:span text:style-name="T62">аргументи</text:span><text:span text:style-name="T79">] </text:span><text:span text:style-name="T77">LambdaTerm</text:span><text:span text:style-name="T79"> – </text:span><text:span text:style-name="T65">операция абстракция, второто поле е тялото на абстракцията, </text:span><text:span text:style-name="T80">[</text:span><text:span text:style-name="T63">аргументите</text:span><text:span text:style-name="T80">] </text:span><text:span text:style-name="T66">са имена на променливи.</text:span></text:p>
        </text:list-item>
      </text:list>
      <text:p text:style-name="P24"><text:span text:style-name="T84">1.2 </text:span><text:span text:style-name="T56">TermType module</text:span></text:p>
      <text:p text:style-name="P25"><text:span text:style-name="T56"><text:tab/></text:span><text:span text:style-name="T70">Представя типа на </text:span><text:span text:style-name="T71">ламбда </text:span><text:span text:style-name="T70">израз.</text:span></text:p>
      <text:list text:continue-numbering="true" text:style-name="L1">
        <text:list-item>
          <text:p text:style-name="P30"><text:span text:style-name="T76">Type</text:span><text:span text:style-name="T83">Variable</text:span><text:span text:style-name="T82"> </text:span><text:span text:style-name="T78">name – </text:span><text:span text:style-name="T61"><text:s/>тип </text:span><text:span text:style-name="T67">променлива, име</text:span><text:span text:style-name="T72">то</text:span><text:span text:style-name="T67"> </text:span><text:span text:style-name="T69">на типа </text:span><text:span text:style-name="T68">е </text:span><text:span text:style-name="T64">name</text:span></text:p>
        </text:list-item>
        <text:list-item>
          <text:p text:style-name="P31"><text:span text:style-name="T74">TypeFunction</text:span><text:span text:style-name="T73"> </text:span><text:span text:style-name="T75">TermType</text:span><text:span text:style-name="T86"> </text:span><text:span text:style-name="T75">TermType – </text:span><text:span text:style-name="T58">тип функция, първото поле е типа на аргумента, а второто – тип на връщания тип.</text:span></text:p>
        </text:list-item>
      </text:list>
      <text:p text:style-name="P11"><text:span text:style-name="T58"/></text:p>
      <text:p text:style-name="P12"><text:span text:style-name="T58"><text:tab/>Многоместните функции се представят като едн</text:span><text:span text:style-name="T59">о</text:span><text:span text:style-name="T58">аргументни фун</text:span><text:span text:style-name="T60">к</text:span><text:span text:style-name="T58">ции, <text:tab/>връщащи едноаргументни функции и така докато не се изчерпат <text:tab/>аргументите.</text:span></text:p>
      <text:p text:style-name="P26"><text:span text:style-name="T85">1.3 </text:span><text:span text:style-name="T87">Utils module</text:span></text:p>
      <text:p text:style-name="P22"><text:tab/><text:span text:style-name="T89">Съдържа помощни типове и функции.</text:span></text:p>
      <text:list text:style-name="L2">
        <text:list-item>
          <text:p text:style-name="P33"><text:span text:style-name="T113">data Result</text:span> – <text:span text:style-name="T88">комбинация от </text:span>Either<text:span text:style-name="T88"> и </text:span>Maybe</text:p>
        </text:list-item>
        <text:list-item>
          <text:p text:style-name="P34"><text:span text:style-name="T13">countDigits</text:span><text:span text:style-name="T1"> – </text:span>бро<text:span text:style-name="T115">и</text:span> цифрите на число – за красиво печатане на тестовете</text:p>
        </text:list-item>
      </text:list>
      <text:p text:style-name="P19">1.4<text:span text:style-name="T1"> Inference module</text:span></text:p>
      <text:p text:style-name="P16"><text:span text:style-name="T1"><text:tab/></text:span><text:span text:style-name="T16">Съдържа логиката за обхождане на дървото на израза с </text:span><text:span text:style-name="T44">DFS </text:span><text:span text:style-name="T16">алгоритъма</text:span><text:span text:style-name="T44">.</text:span></text:p>
      <text:list text:style-name="L3">
        <text:list-item>
          <text:p text:style-name="P40"><text:span text:style-name="T49">InferTFacade</text:span> - <text:span text:style-name="T18">фасадна функция за оценяване на тип на израз(за да не се пише boilerplate code в тестовете)</text:span></text:p>
        </text:list-item>
        <text:list-item>
          <text:p text:style-name="P36">getName<text:span text:style-name="T97"> – </text:span><text:span text:style-name="T102">генерира ново име на тип</text:span></text:p>
        </text:list-item>
        <text:list-item>
          <text:p text:style-name="P36">inferT – <text:span text:style-name="T97">оценява типа на </text:span><text:span text:style-name="T105">израз</text:span><text:span text:style-name="T97">, като приема таблицата с текущите видими <text:tab/></text:span><text:span text:style-name="T106">променливи </text:span><text:span text:style-name="T97">и техните типове, ламбда израз и брояча на викане(за <text:tab/>имената на нови типове)</text:span></text:p>
          <text:list>
            <text:list-item>
              <text:p text:style-name="P37"><text:span text:style-name="T97">Ако оценява </text:span><text:span text:style-name="T1">Variable</text:span><text:span text:style-name="T6"> </text:span><text:span text:style-name="T10">x</text:span><text:span text:style-name="T6"> – </text:span><text:span text:style-name="T97">връща типа на </text:span><text:span text:style-name="T6">x </text:span><text:span text:style-name="T97">в таблицата. Ако не намери <text:tab/>това <text:tab/>име, връща грешка </text:span><text:span text:style-name="T6">Unbound Variable </text:span><text:span text:style-name="T10">x</text:span></text:p>
            </text:list-item>
            <text:list-item>
              <text:p text:style-name="P37"><text:span text:style-name="T97">Ако оценява </text:span><text:span text:style-name="T1">Apply</text:span><text:span text:style-name="T6"> </text:span><text:span text:style-name="T10">m</text:span><text:span text:style-name="T6"> </text:span><text:span text:style-name="T10">n</text:span><text:span text:style-name="T6"> – </text:span><text:span text:style-name="T97">оценява </text:span><text:span text:style-name="T10">m</text:span><text:span text:style-name="T6">, </text:span><text:span text:style-name="T97">прилага полагания, получени от <text:tab/>оценяването на</text:span><text:span text:style-name="T6"> </text:span><text:span text:style-name="T10">m</text:span><text:span text:style-name="T6">, </text:span><text:span text:style-name="T97">върху всички типове, за които има полагания. <text:tab/>После оценява </text:span><text:span text:style-name="T10">n</text:span><text:span text:style-name="T6">. </text:span><text:span text:style-name="T97">После прилага полагания, получени от <text:tab/>оценяването на</text:span><text:span text:style-name="T6"> </text:span><text:span text:style-name="T10">n</text:span><text:span text:style-name="T6">,</text:span><text:span text:style-name="T97"> върху типа на </text:span><text:span text:style-name="T10">m</text:span><text:span text:style-name="T6">. </text:span><text:span text:style-name="T97">После генерира полагания, за да <text:tab/>напасне типа на </text:span><text:span text:style-name="T10">m</text:span><text:span text:style-name="T6"> </text:span><text:span text:style-name="T97">с </text:span><text:span text:style-name="T98">типа </text:span><text:span text:style-name="T97">функция с аргумент типа на</text:span><text:span text:style-name="T6"> </text:span><text:span text:style-name="T12">n</text:span><text:span text:style-name="T6"> </text:span><text:span text:style-name="T97">и <text:tab/>произволен(досега несрещан) връщан тип. Накрая прилага тези <text:tab/>полагания върху произволния връщан тип на функцията. </text:span><text:span text:style-name="T99">В</text:span><text:span text:style-name="T97">ръща <text:tab/>новия тип след прилагане на полаганията и навързва всички </text:span><text:soft-page-break/><text:span text:style-name="T97"><text:tab/>направени полагания, така че да се приложат после върху <text:tab/>променливите, получен</text:span><text:span text:style-name="T104">и</text:span><text:span text:style-name="T97"> от </text:span><text:span text:style-name="T6">closure.</text:span></text:p>
            </text:list-item>
            <text:list-item>
              <text:p text:style-name="P38"><text:span text:style-name="T6">Ако оценява </text:span><text:span text:style-name="T15">Lambda</text:span><text:span text:style-name="T7"> [</text:span><text:span text:style-name="T11">и</text:span><text:span text:style-name="T110">мена на променливи</text:span><text:span text:style-name="T7">] </text:span><text:span text:style-name="T11">body</text:span><text:span text:style-name="T7"> – </text:span><text:span text:style-name="T100">за повече от един <text:tab/>аргумент, връща <text:tab/>функция с тип на аргумент първия аргумент и <text:tab/>връщан тип оценката <text:tab/>на </text:span><text:span text:style-name="T7">Lambda </text:span><text:span text:style-name="T100">без първия аргумент и със <text:tab/>същото тяло. Ако няма <text:tab/>аргументи, връща типа на тялото. <text:tab/>Обработката на аргумент разширява таблицата с променливи или <text:tab/>заменя типа на променливата, ако променлива с даденото име вече <text:tab/>се среща. Това не загубва стария тип на променливата, </text:span><text:span text:style-name="T101">защото ако <text:tab/>има такъв, то той се пази в старата инстанция на <text:tab/>таблицата(</text:span><text:span text:style-name="T8">Map.insert </text:span><text:span text:style-name="T101">не променя старата таблица, а </text:span><text:span text:style-name="T103">създава</text:span><text:span text:style-name="T101"> нова).</text:span></text:p>
            </text:list-item>
          </text:list>
        </text:list-item>
      </text:list>
      <text:p text:style-name="P17">1.5 Substitutions<text:span text:style-name="T1"> module</text:span></text:p>
      <text:p text:style-name="P20"><text:span text:style-name="T1"><text:tab/></text:span>Съдържа логиката за полагания и проверки при полагания.</text:p>
      <text:list text:style-name="L4">
        <text:list-item>
          <text:p text:style-name="P39"><text:span text:style-name="T4">a</text:span><text:span text:style-name="T96">ppSubstToType</text:span><text:span text:style-name="T90"> – прилага полагания </text:span><text:span text:style-name="T91">върху</text:span><text:span text:style-name="T90"> конкретен </text:span><text:span text:style-name="T91">тип </text:span><text:span text:style-name="T92">на израз <text:line-break/><text:tab/><text:tab/><text:tab/></text:span><text:span text:style-name="T93">(</text:span><text:span text:style-name="T94">така </text:span><text:span text:style-name="T93">променя израза </text:span><text:span text:style-name="T95">чрез полагания</text:span><text:span text:style-name="T93">)</text:span><text:span text:style-name="T90">.</text:span></text:p>
        </text:list-item>
        <text:list-item>
          <text:p text:style-name="P35"><text:span text:style-name="T113">chainSubst</text:span> – прилага полаганията върху полагания, целта е да избегнем <text:s text:c="2"/><text:tab/>частни случаи, при които се разчита на подредбата на полаганията в <text:tab/>таблицата при обхождане и прилагане. Накратно се свързват <text:tab/>полагания, <text:tab/>така че да няма междинни полагания, ами директно едно <text:tab/>полагане за име на променлива, ако има такова.</text:p>
        </text:list-item>
        <text:list-item>
          <text:p text:style-name="P35"><text:span text:style-name="T113">getSubs</text:span> – генерира полагания, така че да напасне типове. Проверява за <text:tab/>циклични конструк<text:span text:style-name="T114">ц</text:span>ии. Ако се сравняват функции, логиката за <text:tab/>полагания се при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111">то </text:span>трябва тази променлива <text:tab/>да приеме типа на другия аргумент на всяка цена. <text:span text:style-name="T111">Ако са еднакви <text:tab/>променливите, нищо не се полага.</text:span></text:p>
        </text:list-item>
        <text:list-item>
          <text:p text:style-name="P35"><text:span text:style-name="T14">c</text:span><text:span text:style-name="T113">ontains</text:span> – проверява дали не се среща даден тип в типа на израз. <text:span text:style-name="T112">Не може да <text:tab/>дефинираме един тип, чрез друг тип, който друг тип се дефинира с <text:tab/>единия тип.</text:span></text:p>
        </text:list-item>
      </text:list>
      <text:p text:style-name="P18">1.6 <text:span text:style-name="T1">Main module</text:span></text:p>
      <text:p text:style-name="P21"><text:span text:style-name="T1"><text:tab/></text:span>Съдържа тестове и началото на програмата. <text:span text:style-name="T107">Тук се пишат изрази, с <text:tab/>които потребителят иска да тества програмата, като слага </text:span><text:span text:style-name="T109">новa <text:tab/></text:span><text:span text:style-name="T107">наредена двойка &lt;число, ламбда израз&gt; </text:span><text:span text:style-name="T109">в</text:span><text:span text:style-name="T107"> </text:span><text:span text:style-name="T108">testCases. </text:span>Идеята на <text:tab/>числата е по-лесна ориентация при входа и изхода.</text:p>
      <text:p text:style-name="P21"/>
      <text:p text:style-name="P27">2. Използвани източници</text:p>
      <text:p text:style-name="P23"><text:a xlink:type="simple" xlink:href="https://bernsteinbear.com/blog/type-inference/" text:style-name="Internet_20_link" text:visited-style-name="Visited_20_Internet_20_Link">Damas-Hindley-Milner inference two ways | Max Bernstein</text:a></text:p>
      <text:p text:style-name="P23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23"><text:a xlink:type="simple" xlink:href="https://medium.com/@aleksandrasays/type-inference-under-the-hood-f0ebbeb005a3" text:style-name="Internet_20_link" text:visited-style-name="Visited_20_Internet_20_Link">Type inference under the hood.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30T22:35:14.523000000</dc:date>
    <meta:editing-duration>PT6H8M27S</meta:editing-duration>
    <meta:editing-cycles>95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44" meta:word-count="968" meta:character-count="6205" meta:non-whitespace-character-count="5216"/>
  </office:meta>
</office:document-meta>
</file>